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D000000F0A94050CEAC58DCA1.png" manifest:media-type="image/png"/>
  <manifest:file-entry manifest:full-path="Pictures/10000000000007DF000000BA304F09978EC17E7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898cm" table:align="center" style:writing-mode="lr-tb"/>
    </style:style>
    <style:style style:name="Tabela1.A" style:family="table-column">
      <style:table-column-properties style:column-width="4.001cm"/>
    </style:style>
    <style:style style:name="Tabela1.B" style:family="table-column">
      <style:table-column-properties style:column-width="3.395cm"/>
    </style:style>
    <style:style style:name="Tabela1.C" style:family="table-column">
      <style:table-column-properties style:column-width="1.189cm"/>
    </style:style>
    <style:style style:name="Tabela1.D" style:family="table-column">
      <style:table-column-properties style:column-width="3.122cm"/>
    </style:style>
    <style:style style:name="Tabela1.E" style:family="table-column">
      <style:table-column-properties style:column-width="2.277cm"/>
    </style:style>
    <style:style style:name="Tabela1.F" style:family="table-column">
      <style:table-column-properties style:column-width="1.543cm"/>
    </style:style>
    <style:style style:name="Tabela1.G" style:family="table-column">
      <style:table-column-properties style:column-width="1.37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text-properties fo:language="pt" fo:country="BR" style:language-asian="pt" style:country-asian="BR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Default">
      <style:paragraph-properties fo:text-align="justify" style:justify-single-word="false" style:snap-to-layout-grid="false"/>
      <style:text-properties fo:font-weight="bold" style:font-weight-asian="bold"/>
    </style:style>
    <style:style style:name="P8" style:family="paragraph" style:parent-style-name="Default">
      <style:paragraph-properties fo:text-align="justify" style:justify-single-word="false"/>
    </style:style>
    <style:style style:name="P9" style:family="paragraph" style:parent-style-name="Default">
      <style:paragraph-properties fo:text-align="justify" style:justify-single-word="false" style:snap-to-layout-grid="false"/>
    </style:style>
    <style:style style:name="P10" style:family="paragraph" style:parent-style-name="Default">
      <style:paragraph-properties fo:text-align="justify" style:justify-single-word="false">
        <style:tab-stops>
          <style:tab-stop style:position="2.865cm"/>
        </style:tab-stops>
      </style:paragraph-properties>
    </style:style>
    <style:style style:name="P11" style:family="paragraph" style:parent-style-name="Default">
      <style:paragraph-properties fo:text-align="justify" style:justify-single-word="false" style:snap-to-layout-grid="false">
        <style:tab-stops>
          <style:tab-stop style:position="2.865cm"/>
        </style:tab-stops>
      </style:paragraph-properties>
    </style:style>
    <style:style style:name="P12" style:family="paragraph" style:parent-style-name="Default">
      <style:paragraph-properties fo:text-align="center" style:justify-single-word="false"/>
    </style:style>
    <style:style style:name="P13" style:family="paragraph" style:parent-style-name="Default">
      <style:paragraph-properties fo:text-align="center" style:justify-single-word="false" style:snap-to-layout-grid="false"/>
    </style:style>
    <style:style style:name="P14" style:family="paragraph" style:parent-style-name="Default">
      <style:paragraph-properties fo:text-align="center" style:justify-single-word="false">
        <style:tab-stops>
          <style:tab-stop style:position="2.865cm"/>
        </style:tab-stops>
      </style:paragraph-properties>
    </style:style>
    <style:style style:name="P15" style:family="paragraph" style:parent-style-name="Default">
      <style:paragraph-properties fo:margin-left="0cm" fo:margin-right="0cm" fo:text-align="justify" style:justify-single-word="false" fo:text-indent="1.787cm" style:auto-text-indent="fal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Default">
      <style:paragraph-properties fo:text-align="center" style:justify-single-word="false">
        <style:tab-stops>
          <style:tab-stop style:position="2.865cm"/>
        </style:tab-stops>
      </style:paragraph-properties>
      <style:text-properties officeooo:rsid="00043f70" officeooo:paragraph-rsid="00043f70"/>
    </style:style>
    <style:style style:name="T1" style:family="text">
      <style:text-properties officeooo:rsid="0004bd36"/>
    </style:style>
    <style:style style:name="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NEXO LII</text:p>
      <text:p text:style-name="P5"/>
      <text:p text:style-name="P5">INSTRUÇÃO NORMATIVA Nº 77 /PRES/INSS, DE 21 DE JANEIRO DE 2015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5">ANÁLISE E DECISÃO TÉCNICA DE ATIVIDADE ESPE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3" office:value-type="string">
            <text:p text:style-name="P4">1<text:span text:style-name="T1"> – </text:span>NOME DO SEGURADO:</text:p>
            <text:p text:style-name="P4"/>
          </table:table-cell>
          <table:covered-table-cell/>
          <table:covered-table-cell/>
          <table:table-cell table:style-name="Tabela1.A1" table:number-columns-spanned="4" office:value-type="string">
            <text:p text:style-name="P4">2 – NB / Nº DO PROCESSO:</text:p>
            <text:p text:style-name="P4"/>
            <text:p text:style-name="P4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7"/>
            <text:p text:style-name="P15">Procedemos análise na documentação encaminhada ao Serviço / Seção de Saúde do Trabalhador, visando concluir e informar se no(s) período(s) trabalhado(s), o segurado esteve efetivamente exposto aos agentes químicos, físicos, biológicos ou associação de agentes nocivos, onde descrevemos:</text:p>
            <text:p text:style-name="P8"/>
            <text:p text:style-name="P8">Relatório Conclusivo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8">REGISTRO DE EXIGÊNCIAS:</text:p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8">PERÍODO ENQUADRAD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>EMPRESA</text:p>
          </table:table-cell>
          <table:table-cell table:style-name="Tabela1.A2" office:value-type="string">
            <text:p text:style-name="P12">PERÍODO</text:p>
          </table:table-cell>
          <table:table-cell table:style-name="Tabela1.A2" table:number-columns-spanned="2" office:value-type="string">
            <text:p text:style-name="P12">AGENTE NOCIVO</text:p>
          </table:table-cell>
          <table:covered-table-cell/>
          <table:table-cell table:style-name="Tabela1.A2" office:value-type="string">
            <text:p text:style-name="P12">CÓDIGO ANEXO</text:p>
          </table:table-cell>
          <table:table-cell table:style-name="Tabela1.A2" office:value-type="string">
            <text:p text:style-name="P12">FLS</text:p>
          </table:table-cell>
          <table:table-cell table:style-name="Tabela1.A1" office:value-type="string">
            <text:p text:style-name="P12">OBS</text:p>
          </table:table-cell>
        </table:table-row>
        <table:table-row table:style-name="Tabela1.1">
          <table:table-cell table:style-name="Tabela1.A2" office:value-type="string">
            <text:p text:style-name="P8">1 -</text:p>
          </table:table-cell>
          <table:table-cell table:style-name="Tabela1.A2" office:value-type="string">
            <text:p text:style-name="P9"/>
          </table:table-cell>
          <table:table-cell table:style-name="Tabela1.A2" table:number-columns-spanned="2" office:value-type="string">
            <text:p text:style-name="P9"/>
          </table:table-cell>
          <table:covered-table-cell/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8">2 -</text:p>
          </table:table-cell>
          <table:table-cell table:style-name="Tabela1.A2" office:value-type="string">
            <text:p text:style-name="P9"/>
          </table:table-cell>
          <table:table-cell table:style-name="Tabela1.A2" table:number-columns-spanned="2" office:value-type="string">
            <text:p text:style-name="P9"/>
          </table:table-cell>
          <table:covered-table-cell/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8">3 -</text:p>
          </table:table-cell>
          <table:table-cell table:style-name="Tabela1.A2" office:value-type="string">
            <text:p text:style-name="P9"/>
          </table:table-cell>
          <table:table-cell table:style-name="Tabela1.A2" table:number-columns-spanned="2" office:value-type="string">
            <text:p text:style-name="P9"/>
          </table:table-cell>
          <table:covered-table-cell/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table:number-columns-spanned="7" office:value-type="string">
            <text:p text:style-name="P12">CONCLUSÃO</text:p>
            <text:p text:style-name="P12"/>
            <text:p text:style-name="P8">De acordo com o conteúdo dos documentos apresentados e da análise técnica realizada, conclui-se quanto à exposição do trabalhador de modo habitual e permanente a agentes nocivos nos períodos citados:</text:p>
            <text:p text:style-name="P8"/>
            <text:p text:style-name="P8">( <text:s text:c="2"/>)<text:tab/>Esteve exposto.</text:p>
            <text:p text:style-name="P8">( <text:s text:c="2"/>)<text:tab/>O Perfil Profissiográfico Previdenciário – PPP e/ou o Laudo Técnico e/ou documento equivalente analisado, contém elementos para comprovação da efetiva exposição aos agentes nocivos contemplados na legislação.</text:p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12">PERÍODO NÃO ENQUAD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>EMPRESA</text:p>
          </table:table-cell>
          <table:table-cell table:style-name="Tabela1.A2" office:value-type="string">
            <text:p text:style-name="P12">PERÍODO</text:p>
          </table:table-cell>
          <table:table-cell table:style-name="Tabela1.A2" table:number-columns-spanned="3" office:value-type="string">
            <text:p text:style-name="P12">AGENTE NOCIVO</text:p>
          </table:table-cell>
          <table:covered-table-cell/>
          <table:covered-table-cell/>
          <table:table-cell table:style-name="Tabela1.A2" office:value-type="string">
            <text:p text:style-name="P12">FLS</text:p>
          </table:table-cell>
          <table:table-cell table:style-name="Tabela1.A1" office:value-type="string">
            <text:p text:style-name="P12">OBS</text:p>
          </table:table-cell>
        </table:table-row>
        <table:table-row table:style-name="Tabela1.1">
          <table:table-cell table:style-name="Tabela1.A2" office:value-type="string">
            <text:p text:style-name="P8">1 -</text:p>
          </table:table-cell>
          <table:table-cell table:style-name="Tabela1.A2" office:value-type="string">
            <text:p text:style-name="P9"/>
          </table:table-cell>
          <table:table-cell table:style-name="Tabela1.A2" table:number-columns-spanned="3" office:value-type="string">
            <text:p text:style-name="P9"/>
          </table:table-cell>
          <table:covered-table-cell/>
          <table:covered-table-cell/>
          <table:table-cell table:style-name="Tabela1.A2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8">2 -</text:p>
          </table:table-cell>
          <table:table-cell table:style-name="Tabela1.A2" office:value-type="string">
            <text:p text:style-name="P9"/>
          </table:table-cell>
          <table:table-cell table:style-name="Tabela1.A2" table:number-columns-spanned="3" office:value-type="string">
            <text:p text:style-name="P9"/>
          </table:table-cell>
          <table:covered-table-cell/>
          <table:covered-table-cell/>
          <table:table-cell table:style-name="Tabela1.A2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8">3 -</text:p>
          </table:table-cell>
          <table:table-cell table:style-name="Tabela1.A2" office:value-type="string">
            <text:p text:style-name="P9"/>
          </table:table-cell>
          <table:table-cell table:style-name="Tabela1.A2" table:number-columns-spanned="3" office:value-type="string">
            <text:p text:style-name="P9"/>
          </table:table-cell>
          <table:covered-table-cell/>
          <table:covered-table-cell/>
          <table:table-cell table:style-name="Tabela1.A2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table:number-columns-spanned="7" office:value-type="string">
            <text:p text:style-name="P13"/>
            <text:p text:style-name="P12"/>
            <text:p text:style-name="P12"><text:soft-page-break/>CONCLUSÃO</text:p>
            <text:p text:style-name="P8"/>
            <text:p text:style-name="P8">De acordo com o conteúdo dos documentos apresentados e da análise técnica realizada, conclui-se quanto à exposição do trabalhador de modo habitual e permanente a agentes nocivos nos períodos citados:</text:p>
            <text:p text:style-name="P8"/>
            <text:p text:style-name="P8">( <text:s text:c="2"/>)<text:tab/>Não esteve exposto.</text:p>
            <text:p text:style-name="P8">( <text:s text:c="2"/>)<text:tab/>O Perfil Profissiográfico Previdenciário – PPP e/ou o Laudo Técnico e/ou documento equivalente analisado, NÃO contém elementos para comprovação da efetiva exposição aos agentes nocivos contemplados na legislação.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12">ANÁLISE E DECISÃO TÉCNICA DE ATIVIDADE ESPE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Default">Encaminha-se à Unidade de Origem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1"/>
            <text:p text:style-name="P10"/>
            <text:p text:style-name="P18">Belo Horizonte, <text:date style:data-style-name="N76" text:date-value="2016-01-21T22:37:11.833000201">21 de janeiro de 2016</text:date></text:p>
            <text:p text:style-name="P14"/>
          </table:table-cell>
          <table:covered-table-cell/>
          <table:table-cell table:style-name="Tabela1.A1" table:number-columns-spanned="5" office:value-type="string">
            <text:p text:style-name="P11"/>
            <text:p text:style-name="P10"/>
            <text:p text:style-name="P14">___________________________________________</text:p>
            <text:p text:style-name="P14">ASSINATURA/<text:span text:style-name="T1">CARIMBO</text:span> DO <text:span text:style-name="T1">MÉDICO PERITO</text:span></text:p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3.949cm" svg:height="2.302cm" draw:z-index="3"><draw:image xlink:href="Pictures/100000000000019D000000F0A94050CEAC58DCA1.png" xlink:type="simple" xlink:show="embed" xlink:actuate="onLoad"/></draw:frame></text:p>
        <text:p text:style-name="MP2"/>
      </style:header>
      <style:footer>
        <text:p text:style-name="MP3"><draw:frame draw:style-name="Mfr1" draw:name="Imagem 2" text:anchor-type="as-char" svg:width="16.496cm" svg:height="1.242cm" draw:z-index="1"><draw:image xlink:href="Pictures/10000000000007DF000000BA304F09978EC17E7F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amir Geraldo de Lisboa Lima - INSSDF</meta:initial-creator>
    <meta:creation-date>2015-01-21T14:28:00</meta:creation-date>
    <dc:date>2016-01-21T22:37:11.411000000</dc:date>
    <meta:editing-cycles>5</meta:editing-cycles>
    <meta:generator>LibreOffice/5.0.3.2$Windows_x86 LibreOffice_project/e5f16313668ac592c1bfb310f4390624e3dbfb75</meta:generator>
    <meta:editing-duration>PT7M23S</meta:editing-duration>
    <dc:description>Integrante do Modelo de Documentos 2016.
Anexo 52, IN77/2015.</dc:description>
    <dc:title>Análise e Decisão Técnica de Atividade Especial</dc:title>
    <meta:document-statistic meta:table-count="1" meta:image-count="2" meta:object-count="0" meta:page-count="2" meta:paragraph-count="42" meta:word-count="256" meta:character-count="1718" meta:non-whitespace-character-count="1490"/>
    <meta:user-defined meta:name="Versão">1.0</meta:user-defined>
  </office:meta>
</office:document-meta>
</file>